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 should be able to search through a transcribed document</text:p>
              </text:list-item>
              <text:list-item>
                <text:p>User should be able to view a list of documents in chronological order </text:p>
              </text:list-item>
              <text:list-item>
                <text:p>User should be able to use simple regular expressions in their searches</text:p>
              </text:list-item>
              <text:list-item>
                <text:p>User should be able to download the XML file of desired document </text:p>
              </text:list-item>
              <text:list-item>
                <text:p>User should be able to download the original scan of desired document</text:p>
              </text:list-item>
              <text:list-item>
                <text:p>User should be able to search through documents by ID (volume, date, page), </text:p>
              </text:list-item>
              <text:list-item>
                <text:p>User should be able to search through documents by proper names</text:p>
              </text:list-item>
              <text:list-item>
                <text:p>User should be able to search through documents by <text:s/>annotations </text:p>
              </text:list-item>
              <text:list-item>
                <text:p>User should be able to search for a specific word in the text of the documents </text:p>
              </text:list-item>
              <text:list-item>
                <text:p>User should see the search results and the ten words of context surrounding the result</text:p>
              </text:list-item>
              <text:list-item>
                <text:p>User should be able to turn annotations “off” and “o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Raghindi" style:font-family-complex="Raghind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Raghindi" style:font-family-complex="Raghind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Raghindi" style:font-family-complex="Raghind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09:22.175230801</meta:creation-date>
    <dc:date>2016-10-12T15:23:49.575386160</dc:date>
    <meta:editing-duration>PT32M58S</meta:editing-duration>
    <meta:editing-cycles>9</meta:editing-cycles>
    <meta:generator>LibreOffice/5.1.4.2$Linux_X86_64 LibreOffice_project/10m0$Build-2</meta:generator>
    <meta:document-statistic meta:object-count="25"/>
  </office:meta>
</office:document-meta>
</file>